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Sorter.chooseComparer( int index , Comparator cm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Comparer.IntComparer( in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omparer.ComparatorComparer( Object [ ] a , Comparator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Comparer.LongComparer( long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mergeSort( int index , int lo , int h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quickSort( int index , Comparator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at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Sorter.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Comparer.ShortComparer( shor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ator.setArrays( Object [ ] arr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Sorter.mergeSor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Comparer.DoubleComparer( double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uble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atComparer.FloatComparer( floa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mergeSort( int index , int lo , int hi , Comparator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Comparer.ObjectComparer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ParallelS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Compar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quickSort( int index , int lo , int h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Sorter.quickSort( int index , int lo , int hi , Comparator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Comparer.ByteComparer( byte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llelSorter.compare( int i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Sorter.create( Object [ ] arr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Sorter.mergeSort( int index , Comparator c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Sorter.quickSor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